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0799in" fo:margin-left="-0.075in" fo:margin-top="0in" fo:margin-bottom="0in" table:align="left" style:writing-mode="lr-tb"/>
    </style:style>
    <style:style style:name="Table1.A" style:family="table-column">
      <style:table-column-properties style:column-width="1.0104in"/>
    </style:style>
    <style:style style:name="Table1.B" style:family="table-column">
      <style:table-column-properties style:column-width="1.0111in"/>
    </style:style>
    <style:style style:name="Table1.D" style:family="table-column">
      <style:table-column-properties style:column-width="1.0306in"/>
    </style:style>
    <style:style style:name="Table1.F" style:family="table-column">
      <style:table-column-properties style:column-width="1.00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0563in" fo:margin-left="-0.075in" fo:margin-top="0in" fo:margin-bottom="0in" table:align="left" style:writing-mode="lr-tb"/>
    </style:style>
    <style:style style:name="Table2.A" style:family="table-column">
      <style:table-column-properties style:column-width="2.4375in"/>
    </style:style>
    <style:style style:name="Table2.B" style:family="table-column">
      <style:table-column-properties style:column-width="0.5903in"/>
    </style:style>
    <style:style style:name="Table2.C" style:family="table-column">
      <style:table-column-properties style:column-width="2.3639in"/>
    </style:style>
    <style:style style:name="Table2.D" style:family="table-column">
      <style:table-column-properties style:column-width="0.663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563in" fo:margin-left="-0.075in" fo:margin-top="0in" fo:margin-bottom="0in" table:align="left" style:writing-mode="lr-tb"/>
    </style:style>
    <style:style style:name="Table3.A" style:family="table-column">
      <style:table-column-properties style:column-width="1.6632in"/>
    </style:style>
    <style:style style:name="Table3.B" style:family="table-column">
      <style:table-column-properties style:column-width="4.392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0563in" fo:margin-left="-0.075in" fo:margin-top="0in" fo:margin-bottom="0in" table:align="left" style:writing-mode="lr-tb"/>
    </style:style>
    <style:style style:name="Table4.A" style:family="table-column">
      <style:table-column-properties style:column-width="1.6632in"/>
    </style:style>
    <style:style style:name="Table4.B" style:family="table-column">
      <style:table-column-properties style:column-width="4.392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0563in" fo:margin-left="-0.075in" fo:margin-top="0in" fo:margin-bottom="0in" table:align="left" style:writing-mode="lr-tb"/>
    </style:style>
    <style:style style:name="Table5.A" style:family="table-column">
      <style:table-column-properties style:column-width="1.6632in"/>
    </style:style>
    <style:style style:name="Table5.B" style:family="table-column">
      <style:table-column-properties style:column-width="4.392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2" style:family="paragraph" style:parent-style-name="List_20_Paragraph" style:list-style-name="WWNum9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7pt" fo:language="es" fo:country="ES" style:letter-kerning="false" style:font-name-asian="F" style:font-size-asian="7pt" style:language-asian="es" style:country-asian="E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NimbusSanL-Regu" fo:font-size="7pt" fo:language="es" fo:country="ES" style:letter-kerning="false" style:font-name-asian="F" style:font-size-asian="7pt" style:language-asian="es" style:country-asian="ES" style:font-name-complex="NimbusSanL-Regu1" style:font-size-complex="8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632423" loext:opacity="100%"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>
        <loext:char-complex-color loext:theme-type="accent2" loext:color-type="theme">
          <loext:transformation loext:type="shade" loext:value="4980"/>
        </loext:char-complex-color>
      </style:text-properties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c00000" loext:opacity="100%"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List_20_Paragraph" style:list-style-name="WWNum9">
      <style:paragraph-properties fo:margin-top="0in" fo:margin-bottom="0in" style:contextual-spacing="true" fo:line-height="100%" fo:text-align="justify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break-before="page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officeooo:paragraph-rsid="00066a0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NimbusSanL-Regu" fo:font-size="7pt" fo:language="es" fo:country="ES" style:letter-kerning="false" style:font-name-asian="F" style:font-size-asian="7pt" style:language-asian="es" style:country-asian="ES" style:font-name-complex="NimbusSanL-Regu1" style:font-size-complex="8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632423" loext:opacity="100%"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>
        <loext:char-complex-color loext:theme-type="accent2" loext:color-type="theme">
          <loext:transformation loext:type="shade" loext:value="4980"/>
        </loext:char-complex-color>
      </style:text-properties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fo:color="#c00000" loext:opacity="100%"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7pt" fo:language="es" fo:country="ES" style:letter-kerning="false" style:font-name-asian="F" style:font-size-asian="7pt" style:language-asian="es" style:country-asian="E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8pt" fo:language="es" fo:country="ES" style:letter-kerning="false" style:font-name-asian="F" style:font-size-asian="8pt" style:language-asian="es" style:country-asian="E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ff0000" loext:opacity="10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end" style:justify-single-word="false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style:text-underline-style="solid" style:text-underline-width="auto" style:text-underline-color="font-color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8pt" style:font-size-asian="8pt"/>
    </style:style>
    <style:style style:name="T6" style:family="text">
      <style:text-properties style:font-name="NimbusSanL-Regu" fo:font-size="7pt" style:font-size-asian="7pt" style:font-name-complex="NimbusSanL-Regu1" style:font-size-complex="8pt"/>
    </style:style>
    <style:style style:name="T7" style:family="text">
      <style:text-properties fo:color="#c00000" loext:opacity="100%" fo:font-size="7pt" style:font-size-asian="7pt"/>
    </style:style>
    <style:style style:name="T8" style:family="text">
      <style:text-properties fo:color="#c00000" loext:opacity="100%"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color="#632423" loext:opacity="100%" fo:font-size="8pt" style:font-size-asian="8pt">
        <loext:char-complex-color loext:theme-type="accent2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000000" loext:opacity="100%" style:font-name="NimbusSanL-Regu" fo:font-size="7pt" style:font-size-asian="7pt" style:font-size-complex="7pt"/>
    </style:style>
    <style:style style:name="T12" style:family="text">
      <style:text-properties fo:color="#4f6228" loext:opacity="100%" fo:font-size="7pt" style:font-size-asian="7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4f6228" loext:opacity="100%" fo:font-size="8pt" style:font-size-asian="8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000080" loext:opacity="100%" style:font-name="Calibri" fo:font-size="8pt" style:font-size-asian="8pt" style:font-name-complex="Calibri1" style:font-size-complex="8pt"/>
    </style:style>
    <style:style style:name="T15" style:family="text">
      <style:text-properties fo:font-weight="bold" style:font-weight-asian="bold"/>
    </style:style>
    <style:style style:name="T16" style:family="text">
      <style:text-properties fo:color="#7030a0" loext:opacity="100%"/>
    </style:style>
    <style:style style:name="T17" style:family="text">
      <style:text-properties fo:font-size="9pt" style:font-size-asian="9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color="#0070c0" loext:opacity="100%"/>
    </style:style>
    <style:style style:name="T20" style:family="text">
      <style:text-properties officeooo:rsid="00066a0a"/>
    </style:style>
    <style:style style:name="T21" style:family="text">
      <style:text-properties style:text-line-through-style="solid" style:text-line-through-type="single" fo:font-size="8pt" style:font-size-asian="8pt"/>
    </style:style>
    <style:style style:name="T22" style:family="text">
      <style:text-properties fo:color="#c00000" loext:opacity="100%" style:font-name="NimbusSanL-Regu" fo:font-size="7pt" style:font-size-asian="7pt" style:font-name-complex="NimbusSanL-Regu1" style:font-size-complex="8pt"/>
    </style:style>
    <style:style style:name="T23" style:family="text">
      <style:text-properties fo:color="#4f6228" loext:opacity="100%" style:font-name="NimbusSanL-Regu" fo:font-size="7pt" style:font-size-asian="7pt" style:font-size-complex="7pt">
        <loext:char-complex-color loext:theme-type="accent3" loext:color-type="theme">
          <loext:transformation loext:type="shade" loext:value="4980"/>
        </loext:char-complex-color>
      </style:text-properties>
    </style:style>
    <style:style style:name="T24" style:family="text">
      <style:text-properties fo:color="#ff0000" loext:opacity="100%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Intercambio Becas Erasmus, Sicue-Séneca.</text:span><text:span text:style-name="T1"/></text:p>
      <text:p text:style-name="P14">Alumno (Nombre y apellidos): <text:span text:style-name="T2">Escribe aquí tu nombre y apellidos</text:span></text:p>
      <text:p text:style-name="P14">E-Mail:<text:span text:style-name="T20">pablolinari@correo.ugr.es</text:span></text:p>
      <text:p text:style-name="P14">Movil:<text:span text:style-name="T20">+34674668690</text:span></text:p>
      <text:p text:style-name="P14" loext:marker-style-name="T2">Universidad de destino y país: <text:span text:style-name="T2">Linköping</text:span></text:p>
      <text:p text:style-name="P16">Grado: <text:span text:style-name="T20">Doble Grado </text:span>Ingeniería<text:span text:style-name="T20"> </text:span>Informática y Matemática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table:number-columns-spanned="6" office:value-type="string">
            <text:p text:style-name="P1" loext:marker-style-name="T5"><text:span text:style-name="T5">OBLIGATORIAS (tacha las que ya has superado 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 loext:marker-style-name="T7"><text:span text:style-name="T6">2971121</text:span><text:span text:style-name="T22"/></text:p>
          </table:table-cell>
          <table:table-cell table:style-name="Table1.A1" office:value-type="string">
            <text:p text:style-name="P1"><text:a xlink:type="simple" xlink:href="https://grados.ugr.es/ramas/dobles-titulaciones/grado-ingenieria-informatica-matematicas/algebra-i/guia-docente" text:style-name="Internet_20_link" text:visited-style-name="Visited_20_Internet_20_Link"><text:span text:style-name="Internet_20_link"><text:span text:style-name="T21">Álgebra I</text:span></text:span></text:a></text:p>
          </table:table-cell>
          <table:table-cell table:style-name="Table1.A1" office:value-type="string">
            <text:p text:style-name="P1" loext:marker-style-name="T6"><text:span text:style-name="T6">2971117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calculo-ii/guia-docente" text:style-name="Internet_20_link" text:visited-style-name="Visited_20_Internet_20_Link"><text:span text:style-name="Internet_20_link"><text:span text:style-name="T21">Cálculo II</text:span></text:span></text:a></text:p>
          </table:table-cell>
          <table:table-cell table:style-name="Table1.A1" office:value-type="string">
            <text:p text:style-name="P1" loext:marker-style-name="T6"><text:span text:style-name="T6">2971119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estadistica-descriptiva-e-introd-la-probabilidad/guia-docente" text:style-name="Internet_20_link" text:visited-style-name="Visited_20_Internet_20_Link"><text:span text:style-name="Internet_20_link"><text:span text:style-name="T21">Est. Des.</text:span></text:span></text:a>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6">2971111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calculo-i/guia-docente" text:style-name="Internet_20_link" text:visited-style-name="Visited_20_Internet_20_Link"><text:span text:style-name="Internet_20_link"><text:span text:style-name="T21">Cálculo I</text:span></text:span></text:a></text:p>
          </table:table-cell>
          <table:table-cell table:style-name="Table1.A1" office:value-type="string">
            <text:p text:style-name="P1" loext:marker-style-name="T6"><text:span text:style-name="T6">2971115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geometria-i/guia-docente" text:style-name="Internet_20_link" text:visited-style-name="Visited_20_Internet_20_Link"><text:span text:style-name="Internet_20_link"><text:span text:style-name="T21">Geom. I</text:span></text:span></text:a></text:p>
          </table:table-cell>
          <table:table-cell table:style-name="Table1.A1" office:value-type="string">
            <text:p text:style-name="P1" loext:marker-style-name="T6"><text:span text:style-name="T6">2971118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geometria-ii/guia-docente" text:style-name="Internet_20_link" text:visited-style-name="Visited_20_Internet_20_Link"><text:span text:style-name="Internet_20_link"><text:span text:style-name="T21">Geom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8" loext:marker-style-name="T10"/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8" loext:marker-style-name="T10"/>
          </table:table-cell>
          <table:table-cell table:style-name="Table1.A1" office:value-type="string">
            <text:p text:style-name="P1" loext:marker-style-name="T6"><text:span text:style-name="T6">297111B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metodos-numericos-i/guia-docente" text:style-name="Internet_20_link" text:visited-style-name="Visited_20_Internet_20_Link"><text:span text:style-name="Internet_20_link"><text:span text:style-name="T21">Mét. Num. I</text:span></text:span></text:a></text:p>
          </table:table-cell>
        </table:table-row>
        <table:table-row table:style-name="Table1.1"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8" loext:marker-style-name="T10"/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8" loext:marker-style-name="T10"/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8" loext:marker-style-name="T10"/>
          </table:table-cell>
        </table:table-row>
        <table:table-row table:style-name="Table1.1">
          <table:table-cell table:style-name="Table1.A1" office:value-type="string">
            <text:p text:style-name="P1" loext:marker-style-name="T7"><text:span text:style-name="T6">2971137</text:span><text:span text:style-name="T22"/></text:p>
          </table:table-cell>
          <table:table-cell table:style-name="Table1.A1" office:value-type="string">
            <text:p text:style-name="P1" loext:marker-style-name="T8"><text:a xlink:type="simple" xlink:href="http://grados.ugr.es/ramas/dobles-titulaciones/grado-ingenieria-informatica-matematicas/algebra-ii/guia-docente" text:style-name="Internet_20_link" text:visited-style-name="Visited_20_Internet_20_Link"><text:span text:style-name="Internet_20_link"><text:span text:style-name="T5">Álgebra II</text:span></text:span></text:a></text:p>
          </table:table-cell>
          <table:table-cell table:style-name="Table1.A1" office:value-type="string">
            <text:p text:style-name="P1" loext:marker-style-name="T6"><text:span text:style-name="T6">2971122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analisis-matematico-i/guia-docente" text:style-name="Internet_20_link" text:visited-style-name="Visited_20_Internet_20_Link"><text:span text:style-name="Internet_20_link"><text:span text:style-name="T21">Anal. Mat. I</text:span></text:span></text:a></text:p>
          </table:table-cell>
          <table:table-cell table:style-name="Table1.A1" office:value-type="string">
            <text:p text:style-name="P1" loext:marker-style-name="T6"><text:span text:style-name="T6">2971128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analisis-matematico-ii/guia-docente" text:style-name="Internet_20_link" text:visited-style-name="Visited_20_Internet_20_Link"><text:span text:style-name="Internet_20_link"><text:span text:style-name="T21">Anal. Mat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3" loext:marker-style-name="T7"><text:span text:style-name="T6">2971147</text:span><text:span text:style-name="T22"/></text:p>
          </table:table-cell>
          <table:table-cell table:style-name="Table1.A1" office:value-type="string">
            <text:p text:style-name="P1" loext:marker-style-name="T8"><text:a xlink:type="simple" xlink:href="http://grados.ugr.es/ramas/dobles-titulaciones/grado-ingenieria-informatica-matematicas/curvas-y-superficies/guia-docente" text:style-name="Internet_20_link" text:visited-style-name="Visited_20_Internet_20_Link"><text:span text:style-name="Internet_20_link"><text:span text:style-name="T5">Curvas y S.</text:span></text:span></text:a></text:p>
          </table:table-cell>
          <table:table-cell table:style-name="Table1.A1" office:value-type="string">
            <text:p text:style-name="P1" loext:marker-style-name="T6"><text:span text:style-name="T6">2971134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ecuaciones-diferenciales-i/guia-docente" text:style-name="Internet_20_link" text:visited-style-name="Visited_20_Internet_20_Link"><text:span text:style-name="Internet_20_link"><text:span text:style-name="T21">EEDD I</text:span></text:span></text:a></text:p>
          </table:table-cell>
          <table:table-cell table:style-name="Table1.A1" office:value-type="string">
            <text:p text:style-name="P1" loext:marker-style-name="T6"><text:span text:style-name="T6">297112A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geometria-iii/guia-docente" text:style-name="Internet_20_link" text:visited-style-name="Visited_20_Internet_20_Link"><text:span text:style-name="Internet_20_link"><text:span text:style-name="T21">Geom. III</text:span></text:span></text:a></text:p>
          </table:table-cell>
        </table:table-row>
        <table:table-row table:style-name="Table1.1">
          <table:table-cell table:style-name="Table1.A1" office:value-type="string">
            <text:p text:style-name="P5" loext:marker-style-name="T9"/>
          </table:table-cell>
          <table:table-cell table:style-name="Table1.A1" office:value-type="string">
            <text:p text:style-name="P6" loext:marker-style-name="T5"/>
          </table:table-cell>
          <table:table-cell table:style-name="Table1.A1" office:value-type="string">
            <text:p text:style-name="P1" loext:marker-style-name="T6"><text:span text:style-name="T6">297112B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modelos-matematicos-i/guia-docente" text:style-name="Internet_20_link" text:visited-style-name="Visited_20_Internet_20_Link"><text:span text:style-name="Internet_20_link"><text:span text:style-name="T21">Mod. Mat. I</text:span></text:span></text:a></text:p>
          </table:table-cell>
          <table:table-cell table:style-name="Table1.A1" office:value-type="string">
            <text:p text:style-name="P1" loext:marker-style-name="T6"><text:span text:style-name="T6">2971136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probabilidad/guia-docente" text:style-name="Internet_20_link" text:visited-style-name="Visited_20_Internet_20_Link"><text:span text:style-name="Internet_20_link"><text:span text:style-name="T21">Probabilidad</text:span></text:span></text:a></text:p>
          </table:table-cell>
        </table:table-row>
        <table:table-row table:style-name="Table1.1">
          <table:table-cell table:style-name="Table1.A1" office:value-type="string">
            <text:p text:style-name="P3" loext:marker-style-name="T9"><text:span text:style-name="T6">2971126</text:span><text:span text:style-name="T6"/></text:p>
          </table:table-cell>
          <table:table-cell table:style-name="Table1.A1" office:value-type="string">
            <text:p text:style-name="P1"><text:a xlink:type="simple" xlink:href="http://grados.ugr.es/ramas/dobles-titulaciones/grado-ingenieria-informatica-matematicas/topologia-i/guia-docente" text:style-name="Internet_20_link" text:visited-style-name="Visited_20_Internet_20_Link"><text:span text:style-name="Internet_20_link"><text:span text:style-name="T21">Topol. I</text:span></text:span></text:a></text:p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9" loext:marker-style-name="T8"/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6" loext:marker-style-name="T5"/>
          </table:table-cell>
        </table:table-row>
        <table:table-row table:style-name="Table1.1">
          <table:table-cell table:style-name="Table1.A1" office:value-type="string">
            <text:p text:style-name="P1" loext:marker-style-name="T6"><text:span text:style-name="T6">2971141</text:span><text:span text:style-name="T6"/></text:p>
          </table:table-cell>
          <table:table-cell table:style-name="Table1.A1" office:value-type="string">
            <text:p text:style-name="P1" loext:marker-style-name="T8"><text:a xlink:type="simple" xlink:href="http://grados.ugr.es/ramas/dobles-titulaciones/grado-ingenieria-informatica-matematicas/algebra-iii/guia-docente" text:style-name="Internet_20_link" text:visited-style-name="Visited_20_Internet_20_Link"><text:span text:style-name="Internet_20_link"><text:span text:style-name="T5">Álgebra III</text:span></text:span></text:a></text:p>
          </table:table-cell>
          <table:table-cell table:style-name="Table1.A1" office:value-type="string">
            <text:p text:style-name="P1" loext:marker-style-name="T6"><text:span text:style-name="T6">297114D</text:span><text:span text:style-name="T6"/></text:p>
          </table:table-cell>
          <table:table-cell table:style-name="Table1.A1" office:value-type="string">
            <text:p text:style-name="P1" loext:marker-style-name="T5"><text:a xlink:type="simple" xlink:href="http://grados.ugr.es/ramas/dobles-titulaciones/grado-ingenieria-informatica-matematicas/analisis-funcional/guia-docente" text:style-name="Internet_20_link" text:visited-style-name="Visited_20_Internet_20_Link"><text:span text:style-name="Internet_20_link"><text:span text:style-name="T5">Anal. Func.</text:span></text:span></text:a></text:p>
          </table:table-cell>
          <table:table-cell table:style-name="Table1.A1" office:value-type="string">
            <text:p text:style-name="P1" loext:marker-style-name="T6"><text:span text:style-name="T6">2971138</text:span><text:span text:style-name="T6"/></text:p>
          </table:table-cell>
          <table:table-cell table:style-name="Table1.A1" office:value-type="string">
            <text:p text:style-name="P1" loext:marker-style-name="T5"><text:a xlink:type="simple" xlink:href="http://grados.ugr.es/ramas/dobles-titulaciones/grado-ingenieria-informatica-matematicas/metodos-numericos-ii/guia-docente" text:style-name="Internet_20_link" text:visited-style-name="Visited_20_Internet_20_Link"><text:span text:style-name="Internet_20_link"><text:span text:style-name="T5">Met. Num. II</text:span></text:span></text:a>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6">2971148</text:span><text:span text:style-name="T6"/></text:p>
          </table:table-cell>
          <table:table-cell table:style-name="Table1.A1" office:value-type="string">
            <text:p text:style-name="P1" loext:marker-style-name="T5"><text:a xlink:type="simple" xlink:href="http://grados.ugr.es/ramas/dobles-titulaciones/grado-ingenieria-informatica-matematicas/ecuaciones-diferenciales-ii/guia-docente" text:style-name="Internet_20_link" text:visited-style-name="Visited_20_Internet_20_Link"><text:span text:style-name="Internet_20_link"><text:span text:style-name="T5">EEDD II</text:span></text:span></text:a></text:p>
          </table:table-cell>
          <table:table-cell table:style-name="Table1.A1" office:value-type="string">
            <text:p text:style-name="P1" loext:marker-style-name="T6"><text:span text:style-name="T6">2971144</text:span><text:span text:style-name="T6"/></text:p>
          </table:table-cell>
          <table:table-cell table:style-name="Table1.A1" office:value-type="string">
            <text:p text:style-name="P1" loext:marker-style-name="T8"><text:a xlink:type="simple" xlink:href="http://grados.ugr.es/ramas/dobles-titulaciones/grado-ingenieria-informatica-matematicas/inferencia-estadistica/guia-docente" text:style-name="Internet_20_link" text:visited-style-name="Visited_20_Internet_20_Link"><text:span text:style-name="Internet_20_link"><text:span text:style-name="T5">Infer. Est.</text:span></text:span></text:a></text:p>
          </table:table-cell>
          <table:table-cell table:style-name="Table1.A1" office:value-type="string">
            <text:p text:style-name="P1" loext:marker-style-name="T6"><text:span text:style-name="T6">297113C</text:span><text:span text:style-name="T6"/></text:p>
          </table:table-cell>
          <table:table-cell table:style-name="Table1.A1" office:value-type="string">
            <text:p text:style-name="P1" loext:marker-style-name="T5"><text:a xlink:type="simple" xlink:href="http://grados.ugr.es/ramas/dobles-titulaciones/grado-ingenieria-informatica-matematicas/variable-compleja-i/guia-docente" text:style-name="Internet_20_link" text:visited-style-name="Visited_20_Internet_20_Link"><text:span text:style-name="Internet_20_link"><text:span text:style-name="T5">Var. Compl. I</text:span></text:span></text:a></text:p>
          </table:table-cell>
        </table:table-row>
        <table:table-row table:style-name="Table1.1">
          <table:table-cell table:style-name="Table1.A1" office:value-type="string">
            <text:p text:style-name="P1" loext:marker-style-name="T9"><text:span text:style-name="T6">2971149</text:span><text:span text:style-name="T6"/></text:p>
          </table:table-cell>
          <table:table-cell table:style-name="Table1.A1" office:value-type="string">
            <text:p text:style-name="P1" loext:marker-style-name="T5"><text:a xlink:type="simple" xlink:href="http://grados.ugr.es/ramas/dobles-titulaciones/grado-ingenieria-informatica-matematicas/modelos-matematicos-ii/guia-docente" text:style-name="Internet_20_link" text:visited-style-name="Visited_20_Internet_20_Link"><text:span text:style-name="Internet_20_link"><text:span text:style-name="T5">Mod. Mat. II</text:span></text:span></text:a></text:p>
          </table:table-cell>
          <table:table-cell table:style-name="Table1.A1" office:value-type="string">
            <text:p text:style-name="P1" loext:marker-style-name="T6"><text:span text:style-name="T6">2971146</text:span><text:span text:style-name="T6"/></text:p>
          </table:table-cell>
          <table:table-cell table:style-name="Table1.A1" office:value-type="string">
            <text:p text:style-name="P1" loext:marker-style-name="T8"><text:a xlink:type="simple" xlink:href="http://grados.ugr.es/ramas/dobles-titulaciones/grado-ingenieria-informatica-matematicas/topologia-ii/guia-docente" text:style-name="Internet_20_link" text:visited-style-name="Visited_20_Internet_20_Link"><text:span text:style-name="Internet_20_link"><text:span text:style-name="T5">Topol. II</text:span></text:span></text:a></text:p>
          </table:table-cell>
          <table:table-cell table:style-name="Table1.A1" office:value-type="string">
            <text:p text:style-name="P7" loext:marker-style-name="T6"/>
          </table:table-cell>
          <table:table-cell table:style-name="Table1.A1" office:value-type="string">
            <text:p text:style-name="P6" loext:marker-style-name="T5"/>
          </table:table-cell>
        </table:table-row>
        <table:table-row table:style-name="Table1.1">
          <table:table-cell table:style-name="Table1.A1" table:number-columns-spanned="6" office:value-type="string">
            <text:p text:style-name="P1" loext:marker-style-name="T5"><text:span text:style-name="T5">OPTATIVAS (tacha las que ya has superado )</text:span><text:span text:style-name="T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3" loext:marker-style-name="T12"><text:span text:style-name="T11">27011A1</text:span><text:span text:style-name="T23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algebra-conmutativa-computacional/guia-docente" text:style-name="Internet_20_link" text:visited-style-name="Visited_20_Internet_20_Link"><text:span text:style-name="Internet_20_link"><text:span text:style-name="T14">Álgebra Conm. Comp.</text:span></text:span></text:a></text:p>
          </table:table-cell>
          <table:table-cell table:style-name="Table1.A14" office:value-type="string">
            <text:p text:style-name="P3" loext:marker-style-name="T12"><text:span text:style-name="T11">27011B1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analisis-fourier/guia-docente" text:style-name="Internet_20_link" text:visited-style-name="Visited_20_Internet_20_Link"><text:span text:style-name="Internet_20_link"><text:span text:style-name="T14">Análisis de Fourier</text:span></text:span></text:a></text:p>
          </table:table-cell>
          <table:table-cell table:style-name="Table1.A14" office:value-type="string">
            <text:p text:style-name="P3" loext:marker-style-name="T12"><text:span text:style-name="T11">27011F2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analisis-vectorial/guia-docente" text:style-name="Internet_20_link" text:visited-style-name="Visited_20_Internet_20_Link"><text:span text:style-name="Internet_20_link"><text:span text:style-name="T14">Análisis Vectorial</text:span></text:span></text:a></text:p>
          </table:table-cell>
        </table:table-row>
        <table:table-row table:style-name="Table1.1">
          <table:table-cell table:style-name="Table1.A14" office:value-type="string">
            <text:p text:style-name="P3" loext:marker-style-name="T12"><text:span text:style-name="T11">27011D1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ecuaciones-diferenciales-mecanica-y-biologia/guia-docente" text:style-name="Internet_20_link" text:visited-style-name="Visited_20_Internet_20_Link"><text:span text:style-name="Internet_20_link"><text:span text:style-name="T14">EE DD en Mec. y Biol.</text:span></text:span></text:a></text:p>
          </table:table-cell>
          <table:table-cell table:style-name="Table1.A14" office:value-type="string">
            <text:p text:style-name="P3" loext:marker-style-name="T12"><text:span text:style-name="T11">27011E1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estadistica-multivariante/guia-docente" text:style-name="Internet_20_link" text:visited-style-name="Visited_20_Internet_20_Link"><text:span text:style-name="Internet_20_link"><text:span text:style-name="T14">Estadística Multivariante</text:span></text:span></text:a></text:p>
          </table:table-cell>
          <table:table-cell table:style-name="Table1.A14" office:value-type="string">
            <text:p text:style-name="P3" loext:marker-style-name="T12"><text:span text:style-name="T11">27011C1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geometria-global-curvas-y-superficies/guia-docente" text:style-name="Internet_20_link" text:visited-style-name="Visited_20_Internet_20_Link"><text:span text:style-name="Internet_20_link"><text:span text:style-name="T14">Geometría Global de C y S</text:span></text:span></text:a></text:p>
          </table:table-cell>
        </table:table-row>
        <table:table-row table:style-name="Table1.1">
          <table:table-cell table:style-name="Table1.A14" office:value-type="string">
            <text:p text:style-name="P3" loext:marker-style-name="T12"><text:span text:style-name="T11">27011F1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historia-las-matematicas/guia-docente" text:style-name="Internet_20_link" text:visited-style-name="Visited_20_Internet_20_Link"><text:span text:style-name="Internet_20_link"><text:span text:style-name="T14">Historia de las Matemáticas</text:span></text:span></text:a></text:p>
          </table:table-cell>
          <table:table-cell table:style-name="Table1.A14" office:value-type="string">
            <text:p text:style-name="P3" loext:marker-style-name="T12"><text:span text:style-name="T11">27011D2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mecanica-celeste/guia-docente" text:style-name="Internet_20_link" text:visited-style-name="Visited_20_Internet_20_Link"><text:span text:style-name="Internet_20_link"><text:span text:style-name="T14">Mecánica Celeste</text:span></text:span></text:a></text:p>
          </table:table-cell>
          <table:table-cell table:style-name="Table1.A14" office:value-type="string">
            <text:p text:style-name="P3" loext:marker-style-name="T12"><text:span text:style-name="T11">27011C2</text:span><text:span text:style-name="T23"/></text:p>
          </table:table-cell>
          <table:table-cell table:style-name="Table1.A14" office:value-type="string">
            <text:p text:style-name="P3" loext:marker-style-name="T13"><text:a xlink:type="simple" xlink:href="https://grados.ugr.es/ramas/ciencias/grado-matematicas/variedades-diferenciables/guia-docente" text:style-name="Internet_20_link" text:visited-style-name="Visited_20_Internet_20_Link"><text:span text:style-name="Internet_20_link"><text:span text:style-name="T14">Variedades Diferenciables</text:span></text:span></text:a></text:p>
          </table:table-cell>
        </table:table-row>
        <table:table-row table:style-name="Table1.1">
          <table:table-cell table:style-name="Table1.A14" office:value-type="string">
            <text:p text:style-name="P3" loext:marker-style-name="T9"><text:span text:style-name="T11">27011A2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algebras-grupos-y-representaciones/guia-docente" text:style-name="Internet_20_link" text:visited-style-name="Visited_20_Internet_20_Link"><text:span text:style-name="Internet_20_link"><text:span text:style-name="T14">Álgebras, grupos representaciones</text:span></text:span></text:a></text:p>
          </table:table-cell>
          <table:table-cell table:style-name="Table1.A14" office:value-type="string">
            <text:p text:style-name="P3" loext:marker-style-name="T9"><text:span text:style-name="T11">27011A3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algebra-moderna/guia-docente" text:style-name="Internet_20_link" text:visited-style-name="Visited_20_Internet_20_Link"><text:span text:style-name="Internet_20_link"><text:span text:style-name="T14">Álgebra Moderna</text:span></text:span></text:a></text:p>
          </table:table-cell>
          <table:table-cell table:style-name="Table1.A14" office:value-type="string">
            <text:p text:style-name="P3" loext:marker-style-name="T9"><text:span text:style-name="T11">27011D3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analisis-numerico-ecuaciones-derivadas-parciales/guia-docente" text:style-name="Internet_20_link" text:visited-style-name="Visited_20_Internet_20_Link"><text:span text:style-name="Internet_20_link"><text:span text:style-name="T14">Análisis Num. EDP</text:span></text:span></text:a></text:p>
          </table:table-cell>
        </table:table-row>
        <table:table-row table:style-name="Table1.1">
          <table:table-cell table:style-name="Table1.A14" office:value-type="string">
            <text:p text:style-name="P3" loext:marker-style-name="T9"><text:span text:style-name="T11">27011B2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ecuaciones-derivadas-parciales/guia-docente" text:style-name="Internet_20_link" text:visited-style-name="Visited_20_Internet_20_Link"><text:span text:style-name="Internet_20_link"><text:span text:style-name="T14">EDP</text:span></text:span></text:a></text:p>
          </table:table-cell>
          <table:table-cell table:style-name="Table1.A14" office:value-type="string">
            <text:p text:style-name="P3" loext:marker-style-name="T9"><text:span text:style-name="T11">27011E2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estadistica-computacional/guia-docente" text:style-name="Internet_20_link" text:visited-style-name="Visited_20_Internet_20_Link"><text:span text:style-name="Internet_20_link"><text:span text:style-name="T14">Estadística Computacional</text:span></text:span></text:a></text:p>
          </table:table-cell>
          <table:table-cell table:style-name="Table1.A14" office:value-type="string">
            <text:p text:style-name="P3" loext:marker-style-name="T9"><text:span text:style-name="T11">27011E3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procesos-estocasticos/guia-docente" text:style-name="Internet_20_link" text:visited-style-name="Visited_20_Internet_20_Link"><text:span text:style-name="Internet_20_link"><text:span text:style-name="T14">Procesos Estocásticos</text:span></text:span></text:a></text:p>
          </table:table-cell>
        </table:table-row>
        <table:table-row table:style-name="Table1.1">
          <table:table-cell table:style-name="Table1.A14" office:value-type="string">
            <text:p text:style-name="P3" loext:marker-style-name="T9"><text:span text:style-name="T11">27011C3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taller-geometria-y-topologia/guia-docente" text:style-name="Internet_20_link" text:visited-style-name="Visited_20_Internet_20_Link"><text:span text:style-name="Internet_20_link"><text:span text:style-name="T14">Taller de Geom. Topol.</text:span></text:span></text:a></text:p>
          </table:table-cell>
          <table:table-cell table:style-name="Table1.A14" office:value-type="string">
            <text:p text:style-name="P3" loext:marker-style-name="T9"><text:span text:style-name="T11">27011A4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teoria-numeros-y-criptografia/guia-docente" text:style-name="Internet_20_link" text:visited-style-name="Visited_20_Internet_20_Link"><text:span text:style-name="Internet_20_link"><text:span text:style-name="T14">Tª Números y Criptografía</text:span></text:span></text:a></text:p>
          </table:table-cell>
          <table:table-cell table:style-name="Table1.A14" office:value-type="string">
            <text:p text:style-name="P3" loext:marker-style-name="T9"><text:span text:style-name="T11">27011B4</text:span><text:span text:style-name="T11"/></text:p>
          </table:table-cell>
          <table:table-cell table:style-name="Table1.A14" office:value-type="string">
            <text:p text:style-name="P3" loext:marker-style-name="T5"><text:a xlink:type="simple" xlink:href="https://grados.ugr.es/ramas/ciencias/grado-matematicas/variable-compleja-ii/guia-docente" text:style-name="Internet_20_link" text:visited-style-name="Visited_20_Internet_20_Link"><text:span text:style-name="Internet_20_link"><text:span text:style-name="T14">Variable Compleja II</text:span></text:span></text:a></text:p>
          </table:table-cell>
        </table:table-row>
      </table:table>
      <text:p text:style-name="P20">Materias en la Universidad de Granada a matricular en el curso 2025-26 objeto de intercambi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 loext:marker-style-name="T15"><text:span text:style-name="T15">Asignaturas UGR</text:span><text:span text:style-name="T15"/></text:p>
          </table:table-cell>
          <table:table-cell table:style-name="Table2.A1" office:value-type="string">
            <text:p text:style-name="P1" loext:marker-style-name="T15"><text:span text:style-name="T15">ECTS</text:span><text:span text:style-name="T15"/></text:p>
          </table:table-cell>
          <table:table-cell table:style-name="Table2.A1" office:value-type="string">
            <text:p text:style-name="P1" loext:marker-style-name="T15"><text:span text:style-name="T15">Asignaturas Otra Univ</text:span><text:span text:style-name="T15"/></text:p>
          </table:table-cell>
          <table:table-cell table:style-name="Table2.A1" office:value-type="string">
            <text:p text:style-name="P1" loext:marker-style-name="T15"><text:span text:style-name="T15">ECTS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…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A1" office:value-type="string">
            <text:p text:style-name="P1" loext:marker-style-name="T2"><text:span text:style-name="T2">…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…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A1" office:value-type="string">
            <text:p text:style-name="P1" loext:marker-style-name="T2"><text:span text:style-name="T2">…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Créditos optativos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2"><text:span text:style-name="T2">Créditos optativos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  <table:table-cell table:style-name="Table2.A1" office:value-type="string">
            <text:p text:style-name="P1" loext:marker-style-name="T2"><text:span text:style-name="T2">Asignatura</text:span><text:span text:style-name="T2"/></text:p>
          </table:table-cell>
          <table:table-cell table:style-name="Table2.A1" office:value-type="string">
            <text:p text:style-name="P4" loext:marker-style-name="T2"><text:span text:style-name="T2">0</text:span><text:span text:style-name="T2"/></text:p>
          </table:table-cell>
        </table:table-row>
        <table:table-row table:style-name="Table2.1">
          <table:table-cell table:style-name="Table2.A1" office:value-type="string">
            <text:p text:style-name="P1" loext:marker-style-name="T15"><text:span text:style-name="T15">SUMA:</text:span><text:span text:style-name="T15"/></text:p>
          </table:table-cell>
          <table:table-cell table:style-name="Table2.A1" office:value-type="string">
            <text:p text:style-name="P4" loext:marker-style-name="T15"><text:span text:style-name="T15">00</text:span><text:span text:style-name="T15"/></text:p>
          </table:table-cell>
          <table:table-cell table:style-name="Table2.A1" office:value-type="string">
            <text:p text:style-name="P1" loext:marker-style-name="T15"><text:span text:style-name="T15">SUMA:</text:span><text:span text:style-name="T15"/></text:p>
          </table:table-cell>
          <table:table-cell table:style-name="Table2.A1" office:value-type="string">
            <text:p text:style-name="P4" loext:marker-style-name="T15"><text:span text:style-name="T15">00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1" loext:marker-style-name="T16"><text:span text:style-name="T16">Créditos idioma</text:span><text:span text:style-name="T16"/></text:p>
          </table:table-cell>
          <table:table-cell table:style-name="Table2.A1" office:value-type="string">
            <text:p text:style-name="P4" loext:marker-style-name="T16"><text:span text:style-name="T16">0</text:span><text:span text:style-name="T16"/></text:p>
          </table:table-cell>
          <table:table-cell table:style-name="Table2.A1" office:value-type="string">
            <text:p text:style-name="P1" loext:marker-style-name="T16"><text:span text:style-name="T16">Créditos idioma</text:span><text:span text:style-name="T16"/></text:p>
          </table:table-cell>
          <table:table-cell table:style-name="Table2.A1" office:value-type="string">
            <text:p text:style-name="P4" loext:marker-style-name="T16"><text:span text:style-name="T16">0</text:span><text:span text:style-name="T16"/></text:p>
          </table:table-cell>
        </table:table-row>
        <table:table-row table:style-name="Table2.1">
          <table:table-cell table:style-name="Table2.A1" office:value-type="string">
            <text:p text:style-name="P1" loext:marker-style-name="T16"><text:span text:style-name="T16">Créditos idioma</text:span><text:span text:style-name="T16"/></text:p>
          </table:table-cell>
          <table:table-cell table:style-name="Table2.A1" office:value-type="string">
            <text:p text:style-name="P4" loext:marker-style-name="T16"><text:span text:style-name="T16">0</text:span><text:span text:style-name="T16"/></text:p>
          </table:table-cell>
          <table:table-cell table:style-name="Table2.A1" office:value-type="string">
            <text:p text:style-name="P1" loext:marker-style-name="T16"><text:span text:style-name="T16">Créditos idioma</text:span><text:span text:style-name="T16"/></text:p>
          </table:table-cell>
          <table:table-cell table:style-name="Table2.A1" office:value-type="string">
            <text:p text:style-name="P4" loext:marker-style-name="T16"><text:span text:style-name="T16">0</text:span><text:span text:style-name="T16"/></text:p>
          </table:table-cell>
        </table:table-row>
      </table:table>
      <text:p text:style-name="P27" loext:marker-style-name="T17"><text:span text:style-name="T17">(Rellenar una vez que se han cumplimentado todas las tablas y éstas han sido revisadas)</text:span><text:span text:style-name="T17"/></text:p>
      <text:p text:style-name="Standard"/>
      <text:p text:style-name="P15"/>
      <text:p text:style-name="P14">Tabla de equivalencias (incluir tantas tablas como sea necesario):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" loext:marker-style-name="T15"><text:span text:style-name="T15">Repetir esta tabla para cada asignatura y cada grupo de créditos optativos</text:span><text:span text:style-name="T15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 loext:marker-style-name="T15"><text:span text:style-name="T15">Asignatura UGR</text:span></text:p>
          </table:table-cell>
          <table:table-cell table:style-name="Table3.A1" office:value-type="string">
            <text:p text:style-name="P1" loext:marker-style-name="T18"><text:span text:style-name="T3">Asignatura-01</text:span><text:span text:style-name="T24"/></text:p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Curso - Créditos</text:span><text:span text:style-name="T15"/></text:p>
          </table:table-cell>
          <table:table-cell table:style-name="Table3.A1" office:value-type="string">
            <text:p text:style-name="P1" loext:marker-style-name="T2"><text:span text:style-name="T2">Indica el curso y el número de créditos de </text:span><text:span text:style-name="T3">Asignatura-01</text:span></text:p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Asignatura Univ. Destino</text:span><text:span text:style-name="T15"/></text:p>
          </table:table-cell>
          <table:table-cell table:style-name="Table3.A1" office:value-type="string">
            <text:list text:style-name="WWNum9">
              <text:list-item>
                <text:p text:style-name="P2" loext:marker-style-name="T2"><text:span text:style-name="T2">Escribe aquí el nombre de la asignatura correspondiente en la universidad de destino, por ejemplo Course-05</text:span><text:span text:style-name="T2"/></text:p>
              </text:list-item>
              <text:list-item>
                <text:p text:style-name="P2" loext:marker-style-name="T4"><text:span text:style-name="T2">Escribe aquí el nombre de la asignatura correspondiente en la universidad de destino, por ejemplo Course-0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Créditos</text:span><text:span text:style-name="T15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2" loext:marker-style-name="T2"><text:span text:style-name="T2">Indica el número de créditos de Course-05</text:span><text:span text:style-name="T2"/></text:p>
              </text:list-item>
              <text:list-item>
                <text:p text:style-name="P2" loext:marker-style-name="T3"><text:span text:style-name="T2">Indica el número de créditos de Course-06</text:span><text:span text:style-name="T3"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Código/Referencia</text:span><text:span text:style-name="T15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2" loext:marker-style-name="T2"><text:span text:style-name="T2">Indica el código y la referencia de Course-05</text:span><text:span text:style-name="T2"/></text:p>
              </text:list-item>
              <text:list-item>
                <text:p text:style-name="P2" loext:marker-style-name="T4"><text:span text:style-name="T2">Indica el código y la referencia de Course-06</text:span><text:span text:style-name="T4"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Nivel de estudios (grado/máster) y año (primero/ segundo/…)</text:span><text:span text:style-name="T15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2" loext:marker-style-name="T2"><text:span text:style-name="T2">Indica el nivel de estudios (grado/máster) y el año (primero/segundo/…) de Course-05</text:span><text:span text:style-name="T2"/></text:p>
              </text:list-item>
              <text:list-item>
                <text:p text:style-name="P2" loext:marker-style-name="T4"><text:span text:style-name="T2">Indica el nivel de estudios (grado/máster) y el año (primero/segundo/…) de Course-06</text:span><text:span text:style-name="T4"/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Programa ref. Web</text:span><text:span text:style-name="T15"/></text:p>
          </table:table-cell>
          <table:table-cell table:style-name="Table3.A1" office:value-type="string">
            <text:list text:continue-numbering="true" text:style-name="WWNum9">
              <text:list-item>
                <text:p text:style-name="P2" loext:marker-style-name="T3"><text:span text:style-name="T2">Indica el lugar en el que poder encontrar el programa de </text:span><text:span text:style-name="T3">Course-05</text:span></text:p>
              </text:list-item>
              <text:list-item>
                <text:p text:style-name="P2" loext:marker-style-name="T4"><text:span text:style-name="T2">Indica el lugar en el que poder encontrar el programa de </text:span><text:span text:style-name="T3">Course-06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 loext:marker-style-name="T15"><text:span text:style-name="T15">Otros:</text:span><text:span text:style-name="T15"/></text:p>
          </table:table-cell>
          <table:table-cell table:style-name="Table3.A1" office:value-type="string">
            <text:p text:style-name="P1" loext:marker-style-name="T2"><text:span text:style-name="T2">Indicar cualquier información que pueda ser útil.</text:span><text:span text:style-name="T2"/></text:p>
            <text:p text:style-name="P1" loext:marker-style-name="T19"><text:span text:style-name="T19">Ejemplo en el que la Asignatura-01 se reconocerá al superar los cursos 05 y 06. Si sólo es un curso el que hay que seguir incluir sólo éste.</text:span><text:span text:style-name="T19"/></text:p>
          </table:table-cell>
        </table:table-row>
      </table:table>
      <text:p text:style-name="P28" loext:marker-style-name="T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" loext:marker-style-name="T15"><text:span text:style-name="T15">Repetir esta tabla para cada asignatura y cada grupo de créditos optativos</text:span><text:span text:style-name="T15"/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" loext:marker-style-name="T15"><text:span text:style-name="T15">Asignatura UGR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Curso - Créditos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Asignatura Univ. Destino (Cr.)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Créditos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Código/Referencia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Nivel de estudios grado/máster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Programa ref. Web</text:span><text:span text:style-name="T15"/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 loext:marker-style-name="T15"><text:span text:style-name="T15">Otros:</text:span><text:span text:style-name="T15"/></text:p>
          </table:table-cell>
          <table:table-cell table:style-name="Table4.A1" office:value-type="string">
            <text:p text:style-name="P1"/>
          </table:table-cell>
        </table:table-row>
      </table:table>
      <text:p text:style-name="P28" loext:marker-style-name="T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" loext:marker-style-name="T15"><text:span text:style-name="T15">Repetir esta tabla para cada asignatura y cada grupo de créditos optativos</text:span><text:span text:style-name="T15"/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" loext:marker-style-name="T15"><text:span text:style-name="T15">Asignatura UGR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Curso - Créditos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Asignatura Univ. Destino (Cr.)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Créditos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Código/Referencia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Nivel de estudios grado/máster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Programa ref. Web</text:span><text:span text:style-name="T15"/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 loext:marker-style-name="T15"><text:span text:style-name="T15">Otros:</text:span><text:span text:style-name="T15"/></text:p>
          </table:table-cell>
          <table:table-cell table:style-name="Table5.A1" office:value-type="string">
            <text:p text:style-name="P1"/>
          </table:table-cell>
        </table:table-row>
      </table:table>
      <text:p text:style-name="P28" loext:marker-style-name="T1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SanL-Regu" svg:font-family="NimbusSanL-Regu" style:font-family-generic="roman" style:font-pitch="variable"/>
    <style:font-face style:name="NimbusSanL-Regu1" svg:font-family="NimbusSanL-Regu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8pt" style:font-size-asian="8pt"/>
    </style:style>
    <style:style style:name="ListLabel_20_83" style:display-name="ListLabel 83" style:family="text">
      <style:text-properties fo:color="#000080" loext:opacity="100%"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ListLabel_20_84" style:display-name="ListLabel 8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acultad de Ciencias. Matemáticas/Informática. Curso 2025-26</text:p>
      </style:header>
      <style:footer>
        <text:p text:style-name="MP2">Completar este documento en un archivo Word, y enviar a <text:a xlink:type="simple" xlink:href="mailto:jmeri@ugr.es" text:style-name="Internet_20_link" text:visited-style-name="Visited_20_Internet_20_Link"><text:span text:style-name="Internet_20_link">jmeri@ugr.es</text:span></text:a> poniendo en el asunto “MOVILIDAD” <text:s text:c="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cual.jara</meta:initial-creator>
    <meta:editing-cycles>17</meta:editing-cycles>
    <meta:creation-date>2018-03-06T23:01:00</meta:creation-date>
    <dc:date>2025-03-10T11:04:26.383465520</dc:date>
    <meta:editing-duration>PT56M29S</meta:editing-duration>
    <meta:generator>LibreOffice/24.2.7.2$Linux_X86_64 LibreOffice_project/420$Build-2</meta:generator>
    <meta:document-statistic meta:table-count="5" meta:image-count="0" meta:object-count="0" meta:page-count="3" meta:paragraph-count="174" meta:word-count="564" meta:character-count="3500" meta:non-whitespace-character-count="3117"/>
    <meta:user-defined meta:name="AppVersion">16.0000</meta:user-defined>
    <meta:template xlink:type="simple" xlink:actuate="onRequest" xlink:title="Normal.dotm" xlink:href=""/>
  </office:meta>
</office:document-meta>
</file>